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134cm"/>
    </style:style>
    <style:style style:name="co3" style:family="table-column">
      <style:table-column-properties fo:break-before="auto" style:column-width="0.834cm"/>
    </style:style>
    <style:style style:name="co4" style:family="table-column">
      <style:table-column-properties fo:break-before="auto" style:column-width="0.723cm"/>
    </style:style>
    <style:style style:name="co5" style:family="table-column">
      <style:table-column-properties fo:break-before="auto" style:column-width="0.945cm"/>
    </style:style>
    <style:style style:name="co6" style:family="table-column">
      <style:table-column-properties fo:break-before="auto" style:column-width="1.02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3" style:family="table-cell" style:parent-style-name="Default" style:data-style-name="N36"/>
    <style:style style:name="ce14" style:family="table-cell" style:parent-style-name="Heading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6-2017'.F35"/>
    </style:style>
    <style:style style:name="ce19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7-2018'.E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7-2018'.E2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8-2019'.E2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8-2019'.E2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9-2020'.E2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49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Ekkart/Reno</text:p>
          </table:table-cell>
          <table:table-cell table:style-name="Heading" table:number-columns-repeated="47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table:style-name="ce20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2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2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2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2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 table:style-name="ce20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2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2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2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2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2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10" calcext:value-type="float">
            <text:p>10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2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2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/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2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/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2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2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 table:style-name="ce20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2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2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2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table:style-name="ce20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2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8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8" office:value-type="float" office:value="11" calcext:value-type="float">
            <text:p>11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2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/>
          <table:table-cell table:style-name="ce18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2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table:style-name="ce20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2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2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2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 table:number-rows-repeated="75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51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49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Ekkart/Reno</text:p>
          </table:table-cell>
          <table:table-cell table:style-name="Heading" table:number-columns-repeated="47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2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2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2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2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0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2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2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2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2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2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2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2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2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32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32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0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2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table:style-name="ce20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2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2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1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32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32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style-name="ce20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32" table:formula="of:=COUNTIF([.D22:.L22];IF([.N22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32" table:formula="of:=COUNTIF([.D23:.L23];IF([.N23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2" table:formula="of:=COUNTIF([.D24:.L24];IF([.N24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32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8-04-11" calcext:value-type="date">
            <text:p>11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32" table:formula="of:=COUNTIF([.D26:.L26];IF([.N26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32" table:formula="of:=COUNTIF([.D27:.L27];IF([.N27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11"/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32" table:formula="of:=COUNTIF([.D28:.L28];IF([.N28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72">
          <table:table-cell table:number-columns-repeated="4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51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table table:name="2018-2019" table:style-name="ta1"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49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Ekkart/Reno</text:p>
          </table:table-cell>
          <table:table-cell table:style-name="Heading" table:number-columns-repeated="47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 table:style-name="ce20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2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1" office:value-type="float" office:value="17" calcext:value-type="float">
            <text:p>17</text:p>
          </table:table-cell>
          <table:table-cell office:value-type="string" calcext:value-type="string">
            <text:p>+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21"/>
          <table:table-cell table:style-name="ce20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32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2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7" calcext:value-type="float">
            <text:p>7</text:p>
          </table:table-cell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32" table:formula="of:=COUNTIF([.D6:.L6];IF([.N6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table:style-name="ce20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2" table:formula="of:=COUNTIF([.D7:.L7];IF([.N7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 table:style-name="ce21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2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32" table:formula="of:=COUNTIF([.D9:.L9];IF([.N9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2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32" table:formula="of:=COUNTIF([.D11:.L11];IF([.N11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2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2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9-04-02" calcext:value-type="date">
            <text:p>02.04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2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5"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20"/>
          <table:table-cell table:style-name="ce32"/>
          <table:table-cell table:number-columns-repeated="49"/>
        </table:table-row>
        <table:table-row table:style-name="ro1">
          <table:table-cell table:number-columns-repeated="4"/>
          <table:table-cell table:style-name="ce22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20"/>
          <table:table-cell table:style-name="ce32"/>
          <table:table-cell table:number-columns-repeated="49"/>
        </table:table-row>
        <table:table-row table:style-name="ro1" table:number-rows-repeated="8"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20"/>
          <table:table-cell table:style-name="ce32"/>
          <table:table-cell table:number-columns-repeated="49"/>
        </table:table-row>
        <table:table-row table:style-name="ro1" table:number-rows-repeated="72"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51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018-2019'.E21:'2018-2019'.E100 '2018-2019'.G2:'2018-2019'.G100 '2018-2019'.I2:'2018-2019'.I100 '2018-2019'.K2:'2018-2019'.K100 '2018-2019'.M2:'2018-2019'.M100 '2018-2019'.E2:'2018-2019'.E19">
            <calcext:condition calcext:apply-style-name="Verlaengerung" calcext:value="&gt;=10" calcext:base-cell-address="'2018-2019'.E2"/>
          </calcext:conditional-format>
          <calcext:conditional-format calcext:target-range-address="'2018-2019'.E20:'2018-2019'.E20">
            <calcext:condition calcext:apply-style-name="Verlaengerung" calcext:value="&gt;=10" calcext:base-cell-address="'2018-2019'.E20"/>
          </calcext:conditional-format>
        </calcext:conditional-formats>
      </table:table>
      <table:table table:name="2019-2020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49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Wechselnde Partner</text:p>
          </table:table-cell>
          <table:table-cell table:style-name="Heading" table:number-columns-repeated="47"/>
        </table:table-row>
        <table:table-row table:style-name="ro1">
          <table:table-cell office:value-type="date" office:date-value="2019-09-09" calcext:value-type="date">
            <text:p>09.09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3" office:value-type="float" office:value="6" calcext:value-type="float">
            <text:p>6</text:p>
          </table:table-cell>
          <table:table-cell table:style-name="ce20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2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9-09-11" calcext:value-type="date">
            <text:p>11.09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3"/>
          <table:table-cell table:style-name="ce20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32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6" calcext:value-type="date">
            <text:p>16.09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3" office:value-type="float" office:value="9" calcext:value-type="float">
            <text:p>9</text:p>
          </table:table-cell>
          <table:table-cell/>
          <table:table-cell table:style-name="ce23"/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32" table:formula="of:=COUNTIF([.D4:.L4];IF([.N4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3" calcext:value-type="date">
            <text:p>23.09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23"/>
          <table:table-cell/>
          <table:table-cell table:style-name="ce23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20-01-10" calcext:value-type="date">
            <text:p>10.01.2020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3" office:value-type="float" office:value="4" calcext:value-type="float">
            <text:p>4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2" table:formula="of:=COUNTIF([.D6:.L6];IF([.N6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20-01-20" calcext:value-type="date">
            <text:p>20.01.2020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3" office:value-type="float" office:value="6" calcext:value-type="float">
            <text:p>6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32" table:formula="of:=COUNTIF([.D7:.L7];IF([.N7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20-01-31" calcext:value-type="date">
            <text:p>31.01.2020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3"/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2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31" calcext:value-type="date">
            <text:p>31.01.2020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table:style-name="ce23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32" table:formula="of:=COUNTIF([.D9:.L9];IF([.N9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6" calcext:value-type="date">
            <text:p>06.02.2020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3" office:value-type="float" office:value="9" calcext:value-type="float">
            <text:p>9</text:p>
          </table:table-cell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2" table:formula="of:=COUNTIF([.D10:.L10];IF([.N10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20-02-10" calcext:value-type="date">
            <text:p>10.02.2020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table:style-name="ce23"/>
          <table:table-cell/>
          <table:table-cell table:style-name="ce23"/>
          <table:table-cell table:style-name="ce20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32" table:formula="of:=COUNTIF([.D11:.L11];IF([.N11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 table:number-rows-repeated="17">
          <table:table-cell table:number-columns-repeated="4"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 table:style-name="ce20"/>
          <table:table-cell table:style-name="ce32"/>
          <table:table-cell table:number-columns-repeated="49"/>
        </table:table-row>
        <table:table-row table:style-name="ro1" table:number-rows-repeated="72">
          <table:table-cell table:number-columns-repeated="4"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 table:number-columns-repeated="51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019-2020'.G2:'2019-2020'.G100 '2019-2020'.I2:'2019-2020'.I100 '2019-2020'.K2:'2019-2020'.K100 '2019-2020'.M2:'2019-2020'.M100 '2019-2020'.E2:'2019-2020'.E100">
            <calcext:condition calcext:apply-style-name="Verlaengerung" calcext:value="&gt;=10" calcext:base-cell-address="'2019-2020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.00.0000</text:date>, <text:time style:data-style-name="N2" text:time-value="14:21:01.81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kkart Kleinod</meta:initial-creator>
    <meta:creation-date>2015-09-15T10:21:48.112000000</meta:creation-date>
    <meta:editing-cycles>350</meta:editing-cycles>
    <meta:editing-duration>PT6H15M33S</meta:editing-duration>
    <dc:title>Saison Ekkart</dc:title>
    <dc:date>2020-02-18T14:36:41.420000000</dc:date>
    <meta:generator>LibreOffice/6.3.4.2$Windows_X86_64 LibreOffice_project/60da17e045e08f1793c57c00ba83cdfce946d0aa</meta:generator>
    <dc:creator>Ekkart Kleinod</dc:creator>
    <meta:document-statistic meta:table-count="4" meta:cell-count="1048" meta:object-count="0"/>
  </office:meta>
</office:document-meta>
</file>